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bc6fc" officeooo:paragraph-rsid="000bc6fc"/>
    </style:style>
    <style:style style:name="P2"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0bc6fc" officeooo:paragraph-rsid="000bc6fc" style:font-weight-asian="bold" style:font-weight-complex="bold"/>
    </style:style>
    <style:style style:name="P3" style:family="paragraph" style:parent-style-name="Standard">
      <style:paragraph-properties fo:line-height="200%" fo:text-align="left" style:justify-single-word="false" fo:text-indent="0.5in" style:auto-text-indent="true"/>
      <style:text-properties style:text-underline-style="none" fo:font-weight="normal" officeooo:rsid="000bc6fc" officeooo:paragraph-rsid="000bc6fc" style:font-weight-asian="normal" style:font-weight-complex="normal"/>
    </style:style>
    <style:style style:name="P4" style:family="paragraph" style:parent-style-name="Standard">
      <style:paragraph-properties fo:line-height="200%" fo:text-align="left" style:justify-single-word="false" fo:text-indent="0.5in" style:auto-text-indent="true"/>
      <style:text-properties style:text-underline-style="none" fo:font-weight="normal" officeooo:rsid="000cc6d4" officeooo:paragraph-rsid="000cc6d4" style:font-weight-asian="normal" style:font-weight-complex="normal"/>
    </style:style>
    <style:style style:name="P5"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0cc6d4" officeooo:paragraph-rsid="000cc6d4" style:font-weight-asian="bold" style:font-weight-complex="bold"/>
    </style:style>
    <style:style style:name="P6"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0e804a" officeooo:paragraph-rsid="000e804a" style:font-weight-asian="bold" style:font-weight-complex="bold"/>
    </style:style>
    <style:style style:name="P7" style:family="paragraph" style:parent-style-name="Standard">
      <style:paragraph-properties fo:line-height="200%" fo:text-align="left" style:justify-single-word="false" fo:text-indent="0.5in" style:auto-text-indent="true"/>
      <style:text-properties style:text-underline-style="none" fo:font-weight="normal" officeooo:rsid="000e804a" officeooo:paragraph-rsid="000e804a" style:font-weight-asian="normal" style:font-weight-complex="normal"/>
    </style:style>
    <style:style style:name="T1" style:family="text">
      <style:text-properties officeooo:rsid="000cc6d4"/>
    </style:style>
    <style:style style:name="T2" style:family="text">
      <style:text-properties officeooo:rsid="000e80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hew 7:21-29 – <text:span text:style-name="T1">The Rock</text:span></text:p>
      <text:p text:style-name="P2">Preface</text:p>
      <text:p text:style-name="P3">This will be the final teaching on Jesus’ Sermon on the Mount. Jesus, while on this earth, had many great teachings. They are still thought of as revolutionary by most historians and teachers alike. His teachings seem to go against most of what human beings are taught and how they think. Jesus knew what it took to make it to heaven, and that without Him none of us could ever attain that greatest of prizes. This week we will conclude the Sermon on the Mount.</text:p>
      <text:p text:style-name="P2">Vs. 21</text:p>
      <text:p text:style-name="P3"><text:tab/>A. There are many people who have cried out to the Lord when they were in trouble. I am sure most of us know some of these people who professed Christ at one point only to not be here anymore.</text:p>
      <text:p text:style-name="P3"><text:tab/>B. Most people only want Jesus for what He can give them, and if their prayers go seemingly unanswered they abandon Him. </text:p>
      <text:p text:style-name="P3"><text:tab/>C. The mark of a true Christian is doing the will of God. How do we know the will of God. We have a step by step guide in our laps or tables at this moment. </text:p>
      <text:p text:style-name="P3"><text:tab/>D. In this direct warning, Jesus is making it clear that not everyone who says they are Christian are, but only those who have fruits are. Like the last time I preached, many people are wolves looking to eat the sheep.</text:p>
      <text:p text:style-name="P2">Vs. 22-23</text:p>
      <text:p text:style-name="P3"><text:tab/>A. A lot of us know the above people who have professed Christ. There are still more who profess and claim to be Christians, but are not. <text:span text:style-name="T1">Many sitting in pews this morning are who Jesus is directly speaking to here.</text:span></text:p>
      <text:p text:style-name="P3"><text:tab/>B. Jesus gives another clear warning. <text:span text:style-name="T1">For all of us here this morning, this should be the scariest verse in the bible. Jesus is telling us that many people who think they are saved are not. In fact, most people who claim to be Christian have just enough religion to make themselves feel safe but they were never saved.</text:span></text:p>
      <text:p text:style-name="P4"><text:soft-page-break/><text:tab/>C. Many people throughout history have driven out demons, (think of Catholic priests), many people have laid hands on people and those were healed, but still they never knew Christ. </text:p>
      <text:p text:style-name="P4"><text:tab/>D. You may say, How can that be? Because God can draw a straight line with a crocked stick. Remember what Joseph told his brothers in Genesis 50:20 “As for you, you meant evil against me, but God meant it for good, to bring it about that many people should be kept alive, as they are today.”</text:p>
      <text:p text:style-name="P5">Vs. 24-25</text:p>
      <text:p text:style-name="P4"><text:tab/>A. The ending of the sermon on the mount is closed with a lesson from Christ. He equates His teachings and following him to building upon a solid foundation. A Rock.</text:p>
      <text:p text:style-name="P4"><text:tab/>B. If you stick to the teachings of Christ and have solid doctrine, no matter what is thrown at you, you will be able to withstand, because Jesus is there with you. A lot of new Christians loose their faith because they were only told to get saved, but were not discipled further.</text:p>
      <text:p text:style-name="P4"><text:tab/>C. Most people that are in church this morning are hearing the same type of sermon and that is get saved and stay saved. They are not being taught what comes after salvation. The bible is clear, we are to work out our salvation, we are to continually be discipled. That way our foundation and the building on top will be solid.</text:p>
      <text:p text:style-name="P5">Vs. 26-27</text:p>
      <text:p text:style-name="P4"><text:tab/>A. In a contrast to the previous versus we are shown what happens when your foundation is not securely in Christ. Many will tell you to get saved and you have to do this to keep it, you have to work for your salvation. That is shaky foundation at best. </text:p>
      <text:p text:style-name="P4"><text:tab/>B. If our salvation is dependent upon us we are doomed, if it dependent upon Jesus we are secure. It is that simple. You put humans in any equation to salvation it will fail. Only Jesus met the requirements for Heaven.</text:p>
      <text:p text:style-name="P4"><text:tab/>C. “<text:span text:style-name="T2">and great was the fall of it</text:span>” <text:span text:style-name="T2">We have all seen a person get saved and then less than a year later they sinned worse than they did before. If Satan sees you getting close and you are not all in for Christ, he will make sure to get you as far away from the cross as possible.</text:span></text:p>
      <text:p text:style-name="P6"><text:soft-page-break/>Vs. 28-29</text:p>
      <text:p text:style-name="P7"><text:tab/>A. Even though it took me several weeks to go through this sermon it was all preached at the same time, and when Jesus was finished people did not know what to think. He just shook their whole world. He completely flipped the script on what they were lead to believe their whole life.</text:p>
      <text:p text:style-name="P7"><text:tab/>B. He was teaching as someone with more authority than the scribes and Pharisees. He was teaching them as if His revelations were directly from God. This drew more people to Him, as the light draws moths to a flame.</text:p>
      <text:p text:style-name="P7"><text:tab/>C. How many of us heard the teachings of Jesus and were drawn in?</text:p>
      <text:p text:style-name="P6">Closing</text:p>
      <text:p text:style-name="P7">We, as Christians, this morning have the blessing of hindsight, we have the blessing of the Bible at all times. Those who were listening to Jesus did not. They only knew what was taught to them by the religious authorities in the day. We can see in the sermon on the Mount a lot of things that we take for granted. We were all raised in a country that was founded on Christian principles, we were raised in a country where we are not enslaved. Jesus was speaking to a spiritually hungry people. They thirsted for Words from the Lord. They had not heard it for approximately 400 years. Jesus came and taught as one who was sent from God. We know Him as the Messiah. We see in the rest of Matthew, Mark, Luke, and John why that is. This was Jesus’ first public sermon, and would set the tone for the rest of his ministry. </text:p>
      <text:p text:style-name="P7">In closing remember to never loose heart, just because someone seems like they are a road to which there is no hope, we always have a hope and His name is Jesus.</text:p>
      <text:p text:style-name="P6">Pray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15:41:14.377186269</meta:creation-date>
    <dc:date>2026-04-16T16:18:36.727322114</dc:date>
    <meta:editing-duration>PT1S</meta:editing-duration>
    <meta:editing-cycles>1</meta:editing-cycles>
    <meta:document-statistic meta:table-count="0" meta:image-count="0" meta:object-count="0" meta:page-count="3" meta:paragraph-count="29" meta:word-count="1021" meta:character-count="5325" meta:non-whitespace-character-count="4310"/>
    <meta:generator>LibreOffice/26.2.1.1$Linux_X86_64 LibreOffice_project/620$Build-1</meta:generator>
  </office:meta>
</office:document-meta>
</file>